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stedTestCaseWithInheritedConfig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estedConfig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NestedWithInheritedConfigAndTestInterface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InterfaceConfig.ba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NestedWithOverriddenConfig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ipleNestedWithInheritedConfig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xtConfigurationNestedTests.topLevel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pLevel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